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Source Han Sans JP Medium" svg:font-family="'Source Han Sans JP Medium'" style:font-family-generic="swiss"/>
    <style:font-face style:name="Source Han Sans JP Regular" svg:font-family="'Source Han Sans JP Regular'" style:font-family-generic="swiss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0.423cm"/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isuzume</text:p>
      <text:p text:style-name="P1">by Kitahara Hakushuu</text:p>
      <text:p text:style-name="P1"/>
      <text:p text:style-name="P1">Umisuzume, umisuzume,</text:p>
      <text:p text:style-name="P1">specks of silver, umisuzume,</text:p>
      <text:p text:style-name="P1">as waves rise, they are lifted,</text:p>
      <text:p text:style-name="P1">as waves fall, vanishing silhouettes,</text:p>
      <text:p text:style-name="P1">umisuzume, umisuzume,</text:p>
      <text:p text:style-name="P1">specks of silver, umisuzume.</text:p>
      <text:p text:style-name="P1"/>
      <text:p text:style-name="P1"/>
      <text:p text:style-name="P1">海雀</text:p>
      <text:p text:style-name="P1">北原白秋</text:p>
      <text:p text:style-name="P1"/>
      <text:p text:style-name="P1">海雀、海雀、</text:p>
      <text:p text:style-name="P1">銀の点点、海雀、</text:p>
      <text:p text:style-name="P1">波ゆりくればゆりあげて、</text:p>
      <text:p text:style-name="P1">波ひきゆけばかげ失する、</text:p>
      <text:p text:style-name="P1">海雀、海雀、</text:p>
      <text:p text:style-name="P1">銀の点点、海雀。</text:p>
      <text:p text:style-name="P1"/>
      <text:p text:style-name="P1">§</text:p>
      <text:p text:style-name="P1"/>
      <text:p text:style-name="P1">海雀、海雀、</text:p>
      <text:p text:style-name="P1">海雀 Umisuzume (Japanese murrelet). A bird that seems to keep away from shore, so is most likely sitting on the water.</text:p>
      <text:p text:style-name="P1"/>
      <text:p text:style-name="P1">銀の点点、海雀、</text:p>
      <text:p text:style-name="P1">銀 Silver.</text:p>
      <text:p text:style-name="P1">の Possesive particle.</text:p>
      <text:p text:style-name="P1">点点 Dots, specks.</text:p>
      <text:p text:style-name="P1"/>
      <text:p text:style-name="P1">波ゆりくればゆりあげて、</text:p>
      <text:p text:style-name="P1">波 Wave(s).</text:p>
      <text:p text:style-name="P1">ゆりくれば This is a mix* of ゆる (to shake, rock, cradle) with くる (to come, to approach) to indicate inwards direction. It’s in the ば form to indicate “if” or “when” (in this case more like “when” or “as”).</text:p>
      <text:p text:style-name="P1">ゆりあげて A mix of ゆる, as before, and あげる (to raise, to lift (transitive verb)). It’s in the conjunctive form so that it flows into the next line more smoothly.</text:p>
      <text:p text:style-name="P1"/>
      <text:p text:style-name="P1">波ひきゆけばかげ失する、</text:p>
      <text:p text:style-name="P1">ひきゆけば Again, a mix. ひく (to pull back, to draw back) with ゆく (to go) to indicate outwards direction. Again, it’s also in the ば form to indicate “if” or “when”.</text:p>
      <text:p text:style-name="P1">かげ Shadow (in this case like “form” or “shape”).</text:p>
      <text:p text:style-name="P1">失する To disappear. Somewhat old grammar, I think. Usually “useru” rather than “usuru”, at least in modern form.</text:p>
      <text:p text:style-name="P1"/>
      <text:p text:style-name="P1">海雀、海雀、</text:p>
      <text:p text:style-name="P1">銀の点点、海雀。</text:p>
      <text:p text:style-name="P1">These are identical to the first two lines.</text:p>
      <text:p text:style-name="P1"/>
      <text:p text:style-name="P1">*Sticking two verbs together to form a kind of mixed verb is a common th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Source Han Sans JP Medium" svg:font-family="'Source Han Sans JP Medium'" style:font-family-generic="swiss"/>
    <style:font-face style:name="Source Han Sans JP Regular" svg:font-family="'Source Han Sans JP Regular'" style:font-family-generic="swiss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ource Han Sans JP Regular" fo:font-size="12pt" fo:language="en" fo:country="GB" style:letter-kerning="true" style:font-name-asian="Source Han Sans JP Regular" style:font-size-asian="12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Source Han Sans JP Medium" fo:font-size="14pt" style:font-name-asian="Source Han Sans JP Medium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="Source Han Sans JP Regular" style:font-name-asian="Source Han Sans JP Regular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Source Han Sans JP Regular" fo:font-size="12pt" fo:font-style="italic" style:font-name-asian="Source Han Sans JP Regular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Han Sans JP Regular" style:font-name-asian="Source Han Sans JP Regular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25cm" style:num-format="1" style:print-orientation="portrait" fo:margin="1.499cm" fo:margin-top="1.499cm" fo:margin-bottom="1.499cm" fo:margin-left="1.499cm" fo:margin-right="1.499cm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22:24:03</meta:creation-date>
    <dc:date>2015-12-16T19:25:43</dc:date>
    <meta:editing-duration>PT25M3S</meta:editing-duration>
    <meta:editing-cycles>18</meta:editing-cycles>
    <meta:generator>LibreOffice/3.5$Linux_X86_64 LibreOffice_project/350m1$Build-2</meta:generator>
    <meta:document-statistic meta:table-count="0" meta:image-count="0" meta:object-count="0" meta:page-count="1" meta:paragraph-count="35" meta:word-count="266" meta:character-count="1269" meta:non-whitespace-character-count="1088"/>
  </office:meta>
</office:document-meta>
</file>